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161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1.279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6.154cm"/>
    </style:style>
    <style:style style:name="co7" style:family="table-column">
      <style:table-column-properties fo:break-before="auto" style:column-width="2.914cm"/>
    </style:style>
    <style:style style:name="co8" style:family="table-column">
      <style:table-column-properties fo:break-before="auto" style:column-width="2.376cm"/>
    </style:style>
    <style:style style:name="co9" style:family="table-column">
      <style:table-column-properties fo:break-before="auto" style:column-width="2.75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967cm"/>
    </style:style>
    <style:style style:name="co12" style:family="table-column">
      <style:table-column-properties fo:break-before="auto" style:column-width="2.15cm"/>
    </style:style>
    <style:style style:name="co13" style:family="table-column">
      <style:table-column-properties fo:break-before="auto" style:column-width="2.341cm"/>
    </style:style>
    <style:style style:name="co14" style:family="table-column">
      <style:table-column-properties fo:break-before="auto" style:column-width="18.11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25" office:value-type="string" calcext:value-type="string">
            <text:p>Y/n</text:p>
          </table:table-cell>
          <table:table-cell table:style-name="ce28" office:value-type="string" calcext:value-type="string">
            <text:p>Range</text:p>
          </table:table-cell>
          <table:table-cell table:style-name="ce28" office:value-type="string" calcext:value-type="string">
            <text:p>Type</text:p>
          </table:table-cell>
          <table:table-cell table:style-name="ce28" office:value-type="string" calcext:value-type="string">
            <text:p>Source</text:p>
          </table:table-cell>
          <table:table-cell table:style-name="ce31" office:value-type="string" calcext:value-type="string">
            <text:p>control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part</text:p>
          </table:table-cell>
          <table:table-cell table:style-name="ce31" office:value-type="string" calcext:value-type="string">
            <text:p>kit</text:p>
          </table:table-cell>
          <table:table-cell table:style-name="ce31" office:value-type="string" calcext:value-type="string">
            <text:p>engine</text:p>
          </table:table-cell>
          <table:table-cell table:style-name="ce31" office:value-type="string" calcext:value-type="string">
            <text:p>insert</text:p>
          </table:table-cell>
          <table:table-cell table:style-name="ce31" office:value-type="string" calcext:value-type="string">
            <text:p>parameter</text:p>
          </table:table-cell>
          <table:table-cell table:style-name="ce31" office:value-type="string" calcext:value-type="string">
            <text:p>offset</text:p>
          </table:table-cell>
          <table:table-cell table:style-name="ce31" office:value-type="string" calcext:value-type="string">
            <text:p>miscmsg</text:p>
          </table:table-cell>
          <table:table-cell table:style-name="ce31" office:value-type="string" calcext:value-type="string">
            <text:p>Function / Description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6" office:value-type="string" calcext:value-type="string">
            <text:p>L = learnable</text:p>
          </table:table-cell>
          <table:table-cell table:style-name="ce25" table:number-columns-repeated="2"/>
          <table:table-cell table:style-name="ce26" office:value-type="string" calcext:value-type="string">
            <text:p>M = muteAndLoopback</text:p>
          </table:table-cell>
          <table:table-cell table:style-name="ce25" table:number-columns-repeated="4"/>
          <table:table-cell table:style-name="ce31" table:number-columns-repeated="1015"/>
        </table:table-row>
        <table:table-row table:style-name="ro1">
          <table:table-cell table:style-name="ce26" office:value-type="string" calcext:value-type="string">
            <text:p>y = also CLI → GUI</text:p>
          </table:table-cell>
          <table:table-cell table:style-name="ce25" table:number-columns-repeated="2"/>
          <table:table-cell table:style-name="ce26" office:value-type="string" calcext:value-type="string">
            <text:p>L = lowPrio</text:p>
          </table:table-cell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 office:value-type="string" calcext:value-type="string">
            <text:p>F = forceUpdate</text:p>
          </table:table-cell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/>
          <table:table-cell table:style-name="ce28" table:number-columns-repeated="3"/>
          <table:table-cell table:style-name="ce31" table:number-columns-repeated="9"/>
          <table:table-cell/>
          <table:table-cell table:style-name="ce31" table:number-columns-repeated="1009"/>
        </table:table-row>
        <table:table-row table:style-name="ro1">
          <table:table-cell table:style-name="ce26" office:value-type="string" calcext:value-type="string">
            <text:p>For all entries (excluding insert 9) Control number 254 with Parameter value 128 just sends a message ID in Par 2.</text:p>
          </table:table-cell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6" office:value-type="string" calcext:value-type="string">
            <text:p>Other parameters may be filled in for more information.</text:p>
          </table:table-cell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6"/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6" office:value-type="string" calcext:value-type="string">
            <text:p>Y, y</text:p>
          </table:table-cell>
          <table:table-cell table:number-columns-repeated="3" table:style-name="ce29" office:value-type="string" calcext:value-type="string">
            <text:p>any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number-columns-repeated="7" table:style-name="ce25" office:value-type="string" calcext:value-type="string">
            <text:p>any</text:p>
          </table:table-cell>
          <table:table-cell table:style-name="ce26" office:value-type="string" calcext:value-type="string">
            <text:p>Force exit at any time from any section</text:p>
          </table:table-cell>
          <table:table-cell table:style-name="ce25" table:number-columns-repeated="1009"/>
        </table:table-row>
        <table:table-row table:style-name="ro1">
          <table:table-cell table:style-name="ce26"/>
          <table:table-cell table:style-name="ce29" table:number-columns-repeated="3"/>
          <table:table-cell table:style-name="ce25" table:number-columns-repeated="1019"/>
        </table:table-row>
        <table:table-row table:style-name="ro1">
          <table:table-cell table:style-name="ce25"/>
          <table:table-cell table:style-name="ce28" table:number-columns-repeated="3"/>
          <table:table-cell table:style-name="ce31"/>
          <table:table-cell table:style-name="ce31" office:value-type="string" calcext:value-type="string">
            <text:p>CONFIG::control:: +</text:p>
          </table:table-cell>
          <table:table-cell table:style-name="ce31" table:number-columns-repeated="7"/>
          <table:table-cell table:style-name="ce31" office:value-type="string" calcext:value-type="string">
            <text:p>Config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256 to 16384</text:p>
          </table:table-cell>
          <table:table-cell table:style-name="ce29"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oscillatorSiz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Oscillator size – powers of 2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16 to 4096</text:p>
          </table:table-cell>
          <table:table-cell table:style-name="ce29" table:number-columns-repeated="2"/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bufferSiz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uffer size – powers of 2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padSynthInterpolation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PadSynth interpolation – linear, cubic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3</text:p>
          </table:table-cell>
          <table:table-cell table:style-name="ce29" table:number-columns-repeated="2"/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virtualKeyboardLayou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Virtual keyboard layout – QWERTY, Dvorak, QWERTZ, AZERT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9</text:p>
          </table:table-cell>
          <table:table-cell table:style-name="ce29" table:number-columns-repeated="2"/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XMLcompressionLevel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XML compression level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reportsDestination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ports destinatio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1 to 3</text:p>
          </table:table-cell>
          <table:table-cell table:style-name="ce29" table:number-columns-repeated="2"/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savedInstrumentForma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aved Instrument Forma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showEnginesType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Engines and Types <text:span text:style-name="T1">removed</text:span>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defaultStateStar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tart with default state (~/.config/yoshimi/yoshimi.state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hideNonFatalError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Hide non-fatal error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showSplash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splash scree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logInstrumentLoadTime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load time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logXMLheader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XML header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saveAllXMLdata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Include disabled data in XML file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enableGU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GU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enableCL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CL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enableAutoInstan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Auto Instan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enableSinglePath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single master instance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istoryLock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table:style-name="ce29" table:number-columns-repeated="2"/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exposeStatus</text:p>
          </table:table-cell>
          <table:table-cell table:style-name="ce25" table:number-columns-repeated="7"/>
          <table:table-cell table:style-name="ce26" office:value-type="string" calcext:value-type="string">
            <text:p>only relevant within CLI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/>
          <table:table-cell table:style-name="ce29" table:number-columns-repeated="2"/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enableHighlight</text:p>
          </table:table-cell>
          <table:table-cell table:style-name="ce25" table:number-columns-repeated="7"/>
          <table:table-cell table:style-name="ce26" office:value-type="string" calcext:value-type="string">
            <text:p>highlight current preset in GUI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/>
          <table:table-cell table:style-name="ce29" table:number-columns-repeated="2"/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handlePadSynthBuild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6" office:value-type="string" calcext:value-type="string">
            <text:p>0=legacy, 1=background, 2=autoApply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jackMidiSour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Jack MIDI sour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jackPreferre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s preferred MID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jackServe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JACK server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jackPreferre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JACK as preferred audio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jackAutoConnect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utoconnect audio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string" calcext:value-type="string">
            <text:p>alsaMidiSour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lsa comma separated MIDI source lis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49" calcext:value-type="float">
            <text:p>49</text:p>
          </table:table-cell>
          <table:table-cell table:style-name="ce25" office:value-type="string" calcext:value-type="string">
            <text:p>alsaPreferre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LSA as preferred MID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– 2</text:p>
          </table:table-cell>
          <table:table-cell table:style-name="ce29" table:number-columns-repeated="2"/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alsaMidiTyp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lsa Midi Type – Fixed, Search, External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string" calcext:value-type="string">
            <text:p>alsaAudioDevi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LSA audio devi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alsaPreferre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LSA as preferred audio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3</text:p>
          </table:table-cell>
          <table:table-cell table:style-name="ce29" table:number-columns-repeated="2"/>
          <table:table-cell table:style-name="ce25" office:value-type="float" office:value="53" calcext:value-type="float">
            <text:p>53</text:p>
          </table:table-cell>
          <table:table-cell table:style-name="ce25" office:value-type="string" calcext:value-type="string">
            <text:p>alsaSampleRat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LSA sample rate – 192000, 96000, 48000, 44100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 table:number-columns-repeated="2"/>
          <table:table-cell table:style-name="ce25" office:value-type="float" office:value="54" calcext:value-type="float">
            <text:p>54</text:p>
          </table:table-cell>
          <table:table-cell table:style-name="ce25" office:value-type="string" calcext:value-type="string">
            <text:p>rea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ad audio destinatio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 table:number-columns-repeated="2"/>
          <table:table-cell table:style-name="ce25" office:value-type="float" office:value="55" calcext:value-type="float">
            <text:p>55</text:p>
          </table:table-cell>
          <table:table-cell table:style-name="ce25" office:value-type="string" calcext:value-type="string">
            <text:p>rea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ad MIDI source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string" calcext:value-type="string">
            <text:p>addPresetRootDi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dd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0 to 99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string" calcext:value-type="string">
            <text:p>removePresetRootDi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delete numbered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0 to 99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string" calcext:value-type="string">
            <text:p>currentPresetRoo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t current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, 32, other</text:p>
          </table:table-cell>
          <table:table-cell table:style-name="ce29" table:number-columns-repeated="2"/>
          <table:table-cell table:style-name="ce25" office:value-type="float" office:value="65" calcext:value-type="float">
            <text:p>65</text:p>
          </table:table-cell>
          <table:table-cell table:style-name="ce25" office:value-type="string" calcext:value-type="string">
            <text:p>bankRoot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ank root CC – MSB, LSB, Off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, 32, other</text:p>
          </table:table-cell>
          <table:table-cell table:style-name="ce29" table:number-columns-repeated="2"/>
          <table:table-cell table:style-name="ce25" office:value-type="float" office:value="67" calcext:value-type="float">
            <text:p>67</text:p>
          </table:table-cell>
          <table:table-cell table:style-name="ce25" office:value-type="string" calcext:value-type="string">
            <text:p>bank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ank CC – MSB, LSB, Off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68" calcext:value-type="float">
            <text:p>68</text:p>
          </table:table-cell>
          <table:table-cell table:style-name="ce25" office:value-type="string" calcext:value-type="string">
            <text:p>enableProgramChang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program chang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69" calcext:value-type="float">
            <text:p>69</text:p>
          </table:table-cell>
          <table:table-cell table:style-name="ce25" office:value-type="string" calcext:value-type="string">
            <text:p>instChangeEnablesPar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part on program change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19, other</text:p>
          </table:table-cell>
          <table:table-cell table:style-name="ce29" table:number-columns-repeated="2"/>
          <table:table-cell table:style-name="ce25" office:value-type="float" office:value="71" calcext:value-type="float">
            <text:p>71</text:p>
          </table:table-cell>
          <table:table-cell table:style-name="ce25" office:value-type="string" calcext:value-type="string">
            <text:p>extendedProgramChange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Extended program change CC – other = off – ret. 255 in use by miscMsg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2" calcext:value-type="float">
            <text:p>72</text:p>
          </table:table-cell>
          <table:table-cell table:style-name="ce25" office:value-type="string" calcext:value-type="string">
            <text:p>ignoreResetAllCC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Ignore reset all CC’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3" calcext:value-type="float">
            <text:p>73</text:p>
          </table:table-cell>
          <table:table-cell table:style-name="ce25" office:value-type="string" calcext:value-type="string">
            <text:p>logIncomingCC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incoming CC’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4" calcext:value-type="float">
            <text:p>74</text:p>
          </table:table-cell>
          <table:table-cell table:style-name="ce25" office:value-type="string" calcext:value-type="string">
            <text:p>showLearnEdito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learn editor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5" calcext:value-type="float">
            <text:p>75</text:p>
          </table:table-cell>
          <table:table-cell table:style-name="ce25" office:value-type="string" calcext:value-type="string">
            <text:p>enableNRPN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NRPN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string" calcext:value-type="string">
            <text:p>saveCurrentConfig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Save current config (dummy text)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6"/>
          <table:table-cell/>
          <table:table-cell table:style-name="ce25" table:number-columns-repeated="2"/>
          <table:table-cell table:style-name="ce26"/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/>
          <table:table-cell table:style-name="ce31" office:value-type="string" calcext:value-type="string">
            <text:p>BANK::control:: +</text:p>
          </table:table-cell>
          <table:table-cell table:style-name="ce25" table:number-columns-repeated="7"/>
          <table:table-cell table:style-name="ce31" office:value-type="string" calcext:value-type="string">
            <text:p>Instruments / Banks / Roots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31" table:number-columns-repeated="1010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readInstrumentName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Read instrument name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5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findInstrumentName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find instrument name - instrument, bank, root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6"/>
          <table:table-cell office:value-type="string" calcext:value-type="string">
            <text:p>0 - 15</text:p>
          </table:table-cell>
          <table:table-cell table:style-name="ce25" table:number-columns-repeated="2"/>
          <table:table-cell table:style-name="ce26" office:value-type="string" calcext:value-type="string">
            <text:p>next in list by type or ‘*’ if list end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enam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Rename instrument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sav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ave instrument - bank, root, instrument, par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5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delet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Delete instrument from slot in current bank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selectFirstInstrumentToSwap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 / 255</text:p>
          </table:table-cell>
          <table:table-cell table:style-name="ce25" office:value-type="string" calcext:value-type="string">
            <text:p>0 to 127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instruments (select first)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selectSecondInstrumentAndSwap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 / 255</text:p>
          </table:table-cell>
          <table:table-cell table:style-name="ce25" office:value-type="string" calcext:value-type="string">
            <text:p>0 to 127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instruments (select second and swap)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selec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lect bank in current roo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renam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Rename bank - always returns root ID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creat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Create bank - new ID, root ID or curr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delet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Delete bank - bank ID, root or curr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return size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findBankSize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Find number of instruments BankID, RootID / current roo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selectFirstBankToSwap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9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banks (select first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selectSecondBankAndSwap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9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banks (select second and swap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impor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3"/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Import bank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expor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3"/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Export bank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selectRoot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lect root or read current on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changeRootId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Change root ID – always returns old ID - id engin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addNamedRoot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/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 – kit &lt; 255 create and install bank/instrument / ret . value = 255 – not found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selectRoot</text:p>
          </table:table-cell>
          <table:table-cell table:style-name="ce25" office:value-type="float" office:value="244" calcext:value-type="float">
            <text:p>244</text:p>
          </table:table-cell>
          <table:table-cell office:value-type="string" calcext:value-type="string">
            <text:p>0 /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Does not change actual directory contents / ret . value = 255 – not found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25"/>
          <table:table-cell table:number-columns-repeated="4"/>
          <table:table-cell table:style-name="ce25"/>
          <table:table-cell table:number-columns-repeated="1011"/>
        </table:table-row>
        <table:table-row table:style-name="ro1">
          <table:table-cell table:style-name="ce25" table:number-columns-repeated="5"/>
          <table:table-cell table:style-name="ce31" office:value-type="string" calcext:value-type="string">
            <text:p>MAIN::control:: +</text:p>
          </table:table-cell>
          <table:table-cell table:style-name="ce25" table:number-columns-repeated="7"/>
          <table:table-cell table:style-name="ce31" office:value-type="string" calcext:value-type="string">
            <text:p>Main Controls</text:p>
          </table:table-cell>
          <table:table-cell table:style-name="ce31" table:number-columns-repeated="1009"/>
        </table:table-row>
        <table:table-row table:style-name="ro1">
          <table:table-cell table:style-name="ce25" table:number-columns-repeated="13"/>
          <table:table-cell table:style-name="ce31" table:number-columns-repeated="1010"/>
        </table:table-row>
        <table:table-row table:style-name="ro1">
          <table:table-cell table:style-name="ce25" office:value-type="string" calcext:value-type="string">
            <text:p>Y,y</text:p>
          </table:table-cell>
          <table:table-cell table:style-name="ce25" office:value-type="string" calcext:value-type="string">
            <text:p>0 / 1</text:p>
          </table:table-cell>
          <table:table-cell table:style-name="ce25"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mono</text:p>
          </table:table-cell>
          <table:table-cell table:style-name="ce25"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master mono/stereo switch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rtNumber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vailableParts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2</text:p>
          </table:table-cell>
          <table:table-cell table:style-name="ce29"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panLawTyp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General panning law (not effects) <text:s/>– cut, normal, boost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un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 to 48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bpmFallBack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fault BPM replacement for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0 to 1677721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resee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random seed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oloTyp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,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oloCC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lete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adInstrumentFrom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adInstrumentByNam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veNamedInstrumen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ad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ve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ad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ve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ad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ve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ad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ve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adLastSee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Finds the full file spec of the most rencent entry or empty string if no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adFileFromLi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??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defaultPart</text:p>
          </table:table-cell>
          <table:table-cell/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exportPadSynthSamp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sterRe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asterResetAndMlear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Manual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t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p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und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vert last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red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-instate last actio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stopSoun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eadPartPeak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readMainLRpeak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readMainLRrms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1" office:value-type="string" calcext:value-type="string">
            <text:p>SCALES::control:: +</text:p>
          </table:table-cell>
          <table:table-cell table:number-columns-repeated="7"/>
          <table:table-cell table:style-name="ce31" office:value-type="string" calcext:value-type="string">
            <text:p>Scales (microtonal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Microtona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fFrequency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frequency (also returns note numb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fNot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ertScal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edScaleCenter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aleShif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ble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w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ddle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igh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ning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27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im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importKb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en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retun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2" office:value-type="string" calcext:value-type="string">
            <text:p>VECTOR::control:: +</text:p>
          </table:table-cell>
          <table:table-cell table:number-columns-repeated="7"/>
          <table:table-cell table:style-name="ce31" office:value-type="string" calcext:value-type="string">
            <text:p>Vector control window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2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controller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leftInstrument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XrightInstrument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feature0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feature1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Xfeature2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feature3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controller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upInstrument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downInstrument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feature0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Yfeature1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Yfeature2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Yfeature3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erase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table:number-columns-repeated="5"/>
          <table:table-cell table:style-name="ce33" office:value-type="string" calcext:value-type="string">
            <text:p>PART::control:: +</text:p>
          </table:table-cell>
          <table:table-cell table:number-columns-repeated="7"/>
          <table:table-cell table:style-name="ce31" office:value-type="string" calcext:value-type="string">
            <text:p>Main part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Su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P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elocityOffse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idiChann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ey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0 12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channel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aftertouch off, filter cutoff + filter Q + pitchbend + modulation | ret key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key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aftertouch off, filter cutoff + filter Q + pitchbend + modulation | ret chan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maxNote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artToSystemEffect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artToSystemEffect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artToSystemEffect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artToSystemEffect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mani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umanvelocit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Velocity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ffectNumber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effectTyp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25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effectDestination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effectBypass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???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defaultInstrumen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padsynthParameter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itialse changed parameters ** combine this with applyChanges **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udioDestinat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Controll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volume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volum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anning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modWheel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exponential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exponential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expression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FMamplitud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sustainPeda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pitchWheel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filterQ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filterCutoff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/ 1</text:p>
          </table:table-cell>
          <table:table-cell table:style-name="ce27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reathContro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2" calcext:value-type="float">
            <text:p>142</text:p>
          </table:table-cell>
          <table:table-cell office:value-type="string" calcext:value-type="string">
            <text:p>resonanceCenterFrequency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3" calcext:value-type="float">
            <text:p>143</text:p>
          </table:table-cell>
          <table:table-cell office:value-type="string" calcext:value-type="string">
            <text:p>resonance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portamentoTi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portamentoTimeStretc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6" calcext:value-type="float">
            <text:p>146</text:p>
          </table:table-cell>
          <table:table-cell office:value-type="string" calcext:value-type="string">
            <text:p>portamentoThreshold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string" calcext:value-type="string">
            <text:p>portamentoThreshold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string" calcext:value-type="string">
            <text:p>enableProportional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9" calcext:value-type="float">
            <text:p>149</text:p>
          </table:table-cell>
          <table:table-cell office:value-type="string" calcext:value-type="string">
            <text:p>proportionalPortamentoRa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proportionalPortamento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string" calcext:value-type="string">
            <text:p>receive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string" calcext:value-type="string">
            <text:p>resetAllController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MIDI Controls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2" calcext:value-type="float">
            <text:p>192</text:p>
          </table:table-cell>
          <table:table-cell office:value-type="string" calcext:value-type="string">
            <text:p>midi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3" calcext:value-type="float">
            <text:p>193</text:p>
          </table:table-cell>
          <table:table-cell office:value-type="string" calcext:value-type="string">
            <text:p>midiBrea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4" calcext:value-type="float">
            <text:p>194</text:p>
          </table:table-cell>
          <table:table-cell office:value-type="string" calcext:value-type="string">
            <text:p>midiExpress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5" calcext:value-type="float">
            <text:p>195</text:p>
          </table:table-cell>
          <table:table-cell office:value-type="string" calcext:value-type="string">
            <text:p>midiSustai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6" calcext:value-type="float">
            <text:p>196</text:p>
          </table:table-cell>
          <table:table-cell office:value-type="string" calcext:value-type="string">
            <text:p>midi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7" calcext:value-type="float">
            <text:p>197</text:p>
          </table:table-cell>
          <table:table-cell office:value-type="string" calcext:value-type="string">
            <text:p>midiFilterQ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8" calcext:value-type="float">
            <text:p>198</text:p>
          </table:table-cell>
          <table:table-cell office:value-type="string" calcext:value-type="string">
            <text:p>midiFilterCutoff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9" calcext:value-type="float">
            <text:p>199</text:p>
          </table:table-cell>
          <table:table-cell office:value-type="string" calcext:value-type="string">
            <text:p>midi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0" calcext:value-type="float">
            <text:p>200</text:p>
          </table:table-cell>
          <table:table-cell office:value-type="string" calcext:value-type="string">
            <text:p>midiFMamp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(CC76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1" calcext:value-type="float">
            <text:p>201</text:p>
          </table:table-cell>
          <table:table-cell office:value-type="string" calcext:value-type="string">
            <text:p>midiResonanceCenter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(CC77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2" calcext:value-type="float">
            <text:p>202</text:p>
          </table:table-cell>
          <table:table-cell office:value-type="string" calcext:value-type="string">
            <text:p>midiResonance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(CC78)</text:p>
          </table:table-cell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27" office:value-type="string" calcext:value-type="string">
            <text:p>any</text:p>
          </table:table-cell>
          <table:table-cell table:style-name="ce27" table:number-columns-repeated="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27" office:value-type="string" calcext:value-type="string">
            <text:p>any</text:p>
          </table:table-cell>
          <table:table-cell table:style-name="ce27" table:number-columns-repeated="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strumentCopyrigh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strumentComment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strumentName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trument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strument type (undefined, Piano etc.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faultInstrumentCopyrigh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artBus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3"/>
          <table:table-cell table:style-name="ce31" office:value-type="string" calcext:value-type="string">
            <text:p>Ki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string" calcext:value-type="string">
            <text:p>1 – 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KitL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kitItemMu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kitEffectNu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rum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kit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5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table:number-columns-repeated="13"/>
          <table:table-cell table:style-name="ce31" office:value-type="string" calcext:value-type="string">
            <text:p>Copy and Paste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1"/>
          <table:table-cell office:value-type="string" calcext:value-type="string">
            <text:p>Value takes the place of the part number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table:number-columns-repeated="15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ye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ye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ye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ye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ADDSYNTH::control:: +</text:p>
          </table:table-cell>
          <table:table-cell table:number-columns-repeated="7"/>
          <table:table-cell table:style-name="ce31" office:value-type="string" calcext:value-type="string">
            <text:p>AddSynth main window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elativ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randomGrou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ADDVOICE::control:: +</text:p>
          </table:table-cell>
          <table:table-cell table:number-columns-repeated="7"/>
          <table:table-cell table:style-name="ce31" office:value-type="string" calcext:value-type="string">
            <text:p>AddSynth voice window – voice numbers 0 to 7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Voi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nvert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able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Amplitude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odulato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externalModu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nableFrequency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unisonFrequency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unisonPhaseRandomi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nisonStereo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unisonVibrato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nisonVibrato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unison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unisonPhaseInve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enableUnis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ypassGlobal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enableFilte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enableFilter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modulator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odulator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modulatorHFdamp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nableModulator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modulator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modulatorDetuneFromBaseOsc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modulator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modulato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odulator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modulator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enableModulator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modulator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modulator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voice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externalOscil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voice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und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SUBSYNTH::control:: +</text:p>
          </table:table-cell>
          <table:table-cell table:number-columns-repeated="7"/>
          <table:table-cell table:style-name="ce31" office:value-type="string" calcext:value-type="string">
            <text:p>Sub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ableBandwidth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/>
          <table:table-cell table:style-name="ce27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/ 1</text:p>
          </table:table-cell>
          <table:table-cell table:style-name="ce27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filter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bandwidt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5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PADSYNTH::control:: +</text:p>
          </table:table-cell>
          <table:table-cell table:number-columns-repeated="7"/>
          <table:table-cell table:style-name="ce31" office:value-type="string" calcext:value-type="string">
            <text:p>Pad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spectrum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2000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xFadeUpda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cross fade ongoing notes after building a new wavetable (fade tim e in millisec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as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requency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dulator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modulato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rmonicSideband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spectral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spectral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amplitude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amplitud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auto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harmonic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samplesPe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numberOf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sampl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 to 6000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rebuildTrigg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rigger wavetable rebuild after generating the given sample time (in millisec)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1" calcext:value-type="float">
            <text:p>91</text:p>
          </table:table-cell>
          <table:table-cell office:value-type="string" calcext:value-type="string">
            <text:p>randWalk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detuneFrequency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randWalk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bandwidt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randWalkFilterFre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centerFrequency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randWalkProfil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baseWidt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5" calcext:value-type="float">
            <text:p>95</text:p>
          </table:table-cell>
          <table:table-cell office:value-type="string" calcext:value-type="string">
            <text:p>randWalkProfile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modulatorStretc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 and build new wavetable (Note: happens automatically when control::handlePadSynthBuild == 2 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string" calcext:value-type="string">
            <text:p>0 to 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tus update from background wavetable build after “applyChanges” or load Instrument. (offset = 0 when done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OSCILLATOR::control:: +</text:p>
          </table:table-cell>
          <table:table-cell table:number-columns-repeated="7"/>
          <table:table-cell table:style-name="ce31" office:value-type="string" calcext:value-type="string">
            <text:p>Oscillators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oscillator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has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office:value-type="string" calcext:value-type="string">
            <text:p>???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string" calcext:value-type="string">
            <text:p>harmonic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to 2</text:p>
          </table:table-cell>
          <table:table-cell table:style-name="ce27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icRandomnes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seFunction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seFunc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ulseSine, StrchSine, Chirp, AbsStrSine, Chebyshev, Sqr, Spike, Circ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se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ase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se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se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utoClea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seAsBaseFunc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aveshape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waveshap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lip, Asym2, Pow2, Sgm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filter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lter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ilterBeforeWavesha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pectrumAdjust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ctrumAdjust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clear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shiftBeforeWaveshapeAnd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adaptiveHarmonics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adaptiveHarmonics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daptiveHarmonicsPow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adaptiveHarmonic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convertToS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pha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RESONANCE::control:: +</text:p>
          </table:table-cell>
          <table:table-cell table:number-columns-repeated="7"/>
          <table:table-cell table:style-name="ce31" office:value-type="string" calcext:value-type="string">
            <text:p>Resonance window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33"/>
          <table:table-cell table:number-columns-repeated="7"/>
          <table:table-cell table:style-name="ce31"/>
          <table:table-cell table:number-columns-repeated="1009"/>
        </table:table-row>
        <table:table-row table:style-name="ro1">
          <table:table-cell table:number-columns-repeated="5"/>
          <table:table-cell table:style-name="ce33"/>
          <table:table-cell table:number-columns-repeated="5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resonance control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xD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terpolatePeak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ectFundamenta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mooth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Resonance Graph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aphPoi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Graph Point <text:s/>amplitu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LFOINSERT::control:: +</text:p>
          </table:table-cell>
          <table:table-cell table:number-columns-repeated="7"/>
          <table:table-cell table:style-name="ce31" office:value-type="string" calcext:value-type="string">
            <text:p>LFO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1 is Frequency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2 is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ync frequency to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frequency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FILTERINSERT::control:: +</text:p>
          </table:table-cell>
          <table:table-cell table:number-columns-repeated="7"/>
          <table:table-cell table:style-name="ce31" office:value-type="string" calcext:value-type="string">
            <text:p>Filter parameters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 table:number-columns-repeated="5"/>
          <table:table-cell table:style-name="ce26" office:value-type="string" calcext:value-type="string">
            <text:p>This must be 24 for the filter component of DynFilte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6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Track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tySensitiv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cityCur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Variabl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TrackingR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Formant edi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mantSlow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ntClear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mant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mant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mant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mant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antCen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ant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berOfFormant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owel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mant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quenc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quenc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welPositionInSeque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egateInpu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ENVELOPEINSERT::control:: +</text:p>
          </table:table-cell>
          <table:table-cell table:number-columns-repeated="7"/>
          <table:table-cell table:style-name="ce31" office:value-type="string" calcext:value-type="string">
            <text:p>Envelope inser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1 is Frequency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2 is Filter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3 is Bandwidth envelope (SubSynth only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cay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stain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ease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dit</text:p>
          </table:table-cell>
          <table:table-cell table:number-columns-repeated="5"/>
          <table:table-cell table:style-name="ce25"/>
          <table:table-cell/>
          <table:table-cell office:value-type="string" calcext:value-type="string">
            <text:p>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enableFre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Free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Graph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oints</text:p>
          </table:table-cell>
          <table:table-cell table:style-name="ce34" office:value-type="string" calcext:value-type="string">
            <text:p>0 to 63</text:p>
          </table:table-cell>
          <table:table-cell table:style-name="ce34" office:value-type="string" calcext:value-type="string">
            <text:p>0 to 15</text:p>
          </table:table-cell>
          <table:table-cell table:style-name="ce34" office:value-type="string" calcext:value-type="string">
            <text:p>All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Returns ‘offset’ number of defined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ustainPoint</text:p>
          </table:table-cell>
          <table:table-cell table:style-name="ce34" office:value-type="string" calcext:value-type="string">
            <text:p>0 to 63</text:p>
          </table:table-cell>
          <table:table-cell table:style-name="ce34" office:value-type="string" calcext:value-type="string">
            <text:p>0 to 15</text:p>
          </table:table-cell>
          <table:table-cell table:style-name="ce34" office:value-type="string" calcext:value-type="string">
            <text:p>All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34" table:number-columns-repeated="4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table:style-name="ce34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25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Add point - ‘offset’ is X incremental value, ‘Value’ is 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Dele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Delete point - Returns ‘value’ number of points rem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Ch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3</text:p>
          </table:table-cell>
          <table:table-cell table:style-name="ce25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EFFECT::control:: +</text:p>
          </table:table-cell>
          <table:table-cell table:number-columns-repeated="7"/>
          <table:table-cell table:style-name="ce31" office:value-type="string" calcext:value-type="string">
            <text:p>Effect Inser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For insertion effects part number is 242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ormal part effects are numbers 0 to 6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6 + (0 to 8) for actual effect types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16 (0) is no effec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See ‘Effect_Inserts.txt’ for all control ranges.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offset sometimes secondary values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current effect presets (not EQ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Insertion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ffectDestination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System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Send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Effect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Effect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Effect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ffectEnabl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MIDILEARN::control:: +</text:p>
          </table:table-cell>
          <table:table-cell table:number-columns-repeated="7"/>
          <table:table-cell table:style-name="ce31" office:value-type="string" calcext:value-type="string">
            <text:p>MIDI learn window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31" table:number-columns-repeated="9"/>
          <table:table-cell table:style-name="ce36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1</text:p>
          </table:table-cell>
          <table:table-cell table:style-name="ce27"/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2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string" calcext:value-type="string">
            <text:p>lim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4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string" calcext:value-type="string">
            <text:p>mut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style-name="ce27" office:value-type="string" calcext:value-type="string">
            <text:p>0/8</text:p>
          </table:table-cell>
          <table:table-cell table:style-name="ce27"/>
          <table:table-cell office:value-type="float" office:value="3" calcext:value-type="float">
            <text:p>3</text:p>
          </table:table-cell>
          <table:table-cell office:value-type="string" calcext:value-type="string">
            <text:p>nrp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 set as NRP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16</text:p>
          </table:table-cell>
          <table:table-cell table:style-name="ce27"/>
          <table:table-cell office:value-type="float" office:value="4" calcext:value-type="float">
            <text:p>4</text:p>
          </table:table-cell>
          <table:table-cell office:value-type="string" calcext:value-type="string">
            <text:p>sevenB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5" calcext:value-type="float">
            <text:p>5</text:p>
          </table:table-cell>
          <table:table-cell office:value-type="string" calcext:value-type="string">
            <text:p>minimu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6" calcext:value-type="float">
            <text:p>6</text:p>
          </table:table-cell>
          <table:table-cell office:value-type="string" calcext:value-type="string">
            <text:p>maximum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7" calcext:value-type="float">
            <text:p>7</text:p>
          </table:table-cell>
          <table:table-cell office:value-type="string" calcext:value-type="string">
            <text:p>ignoreMov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leteLin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rpnDetected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ow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ide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6" calcext:value-type="float">
            <text:p>16</text:p>
          </table:table-cell>
          <table:table-cell office:value-type="string" calcext:value-type="string">
            <text:p>CCorChann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0" calcext:value-type="float">
            <text:p>20</text:p>
          </table:table-cell>
          <table:table-cell office:value-type="string" calcext:value-type="string">
            <text:p>findSiz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1" calcext:value-type="float">
            <text:p>21</text:p>
          </table:table-cell>
          <table:table-cell office:value-type="string" calcext:value-type="string">
            <text:p>sendLearnMessag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2" calcext:value-type="float">
            <text:p>22</text:p>
          </table:table-cell>
          <table:table-cell office:value-type="string" calcext:value-type="string">
            <text:p>sendRefreshReque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portActivity</text:p>
          </table:table-cell>
          <table:table-cell table:number-columns-repeated="5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41" calcext:value-type="float">
            <text:p>241</text:p>
          </table:table-cell>
          <table:table-cell office:value-type="string" calcext:value-type="string">
            <text:p>load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42" calcext:value-type="float">
            <text:p>242</text:p>
          </table:table-cell>
          <table:table-cell office:value-type="string" calcext:value-type="string">
            <text:p>loadFromRecen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45" calcext:value-type="float">
            <text:p>245</text:p>
          </table:table-cell>
          <table:table-cell office:value-type="string" calcext:value-type="string">
            <text:p>save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50" calcext:value-type="float">
            <text:p>250</text:p>
          </table:table-cell>
          <table:table-cell office:value-type="string" calcext:value-type="string">
            <text:p>cancelLear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string" calcext:value-type="string">
            <text:p>learned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nd message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27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3"/>
          <table:table-cell table:style-name="ce31" office:value-type="string" calcext:value-type="string">
            <text:p>MIDI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te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teOff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strume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ankChang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09"/>
        </table:table-row>
        <table:table-row table:style-name="ro1" table:number-rows-repeated="104782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715:Sheet1.AMJ71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5-15T19:39:05.210008990</meta:creation-date>
    <dc:date>2022-08-20T17:07:45.643676963</dc:date>
    <meta:editing-duration>P9DT23H27M48S</meta:editing-duration>
    <meta:editing-cycles>796</meta:editing-cycles>
    <meta:generator>LibreOffice/7.4.0.3$Linux_X86_64 LibreOffice_project/40$Build-3</meta:generator>
    <meta:document-statistic meta:table-count="1" meta:cell-count="6419" meta:object-count="0"/>
  </office:meta>
</office:document-meta>
</file>